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553cm"/>
    </style:style>
    <style:style style:name="co2" style:family="table-column">
      <style:table-column-properties fo:break-before="auto" style:column-width="2.087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4.792cm"/>
    </style:style>
    <style:style style:name="co5" style:family="table-column">
      <style:table-column-properties fo:break-before="auto" style:column-width="6.987cm"/>
    </style:style>
    <style:style style:name="co6" style:family="table-column">
      <style:table-column-properties fo:break-before="auto" style:column-width="1.57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Comma" style:data-style-name="N109"/>
    <style:style style:name="ce3" style:family="table-cell" style:parent-style-name="Default" style:data-style-name="N109"/>
    <style:style style:name="ce4" style:family="table-cell" style:parent-style-name="Comma" style:data-style-name="N112"/>
  </office:automatic-styles>
  <office:body>
    <office:spreadsheet>
      <table:calculation-settings table:case-sensitive="false" table:automatic-find-labels="false" table:use-regular-expressions="false"/>
      <table:table table:name="Marciapied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Passo</text:p>
          </table:table-cell>
          <table:table-cell table:style-name="ce2" office:value-type="float" office:value="1.435" calcext:value-type="float">
            <text:p>1,435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locità dei treni</text:p>
          </table:table-cell>
          <table:table-cell table:style-name="ce2" office:value-type="float" office:value="140" calcext:value-type="float">
            <text:p>140,000 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Distanza dal binario</text:p>
          </table:table-cell>
          <table:table-cell table:style-name="ce3" office:value-type="float" office:value="0.8" calcext:value-type="float">
            <text:p>0,800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rghezza per sottopasso</text:p>
          </table:table-cell>
          <table:table-cell table:style-name="ce3" office:value-type="float" office:value="1.8" calcext:value-type="float">
            <text:p>1,800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tezza</text:p>
          </table:table-cell>
          <table:table-cell table:style-name="ce3" office:value-type="float" office:value="0.55" calcext:value-type="float">
            <text:p>0,550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rghezza muretti sottopasso</text:p>
          </table:table-cell>
          <table:table-cell table:style-name="ce3" table:formula="of:=0.2*2" office:value-type="float" office:value="0.4" calcext:value-type="float">
            <text:p>0,400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rghezza per passeggeri</text:p>
          </table:table-cell>
          <table:table-cell table:style-name="ce3" table:formula="of:= 1.6 + 0.05*([.B2]-100)/10" office:value-type="float" office:value="1.8" calcext:value-type="float">
            <text:p>1,800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arghezza marciapiede 2 binari</text:p>
          </table:table-cell>
          <table:table-cell table:style-name="ce3" table:formula="of:=[.B8]*2+[.B5]+[.B7]" office:value-type="float" office:value="5.8" calcext:value-type="float">
            <text:p>5,800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reasse binari</text:p>
          </table:table-cell>
          <table:table-cell table:style-name="ce3" table:formula="of:=[.B10]+[.B4]*2+[.B1]" office:value-type="float" office:value="8.835" calcext:value-type="float">
            <text:p>8,835 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Larghezza marciapiede 1 binario</text:p>
          </table:table-cell>
          <table:table-cell table:style-name="ce3" table:formula="of:=[.B5]+[.B8]+[.B7]" office:value-type="float" office:value="4" calcext:value-type="float">
            <text:p>4,000 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viatoio_semplice" table:style-name="ta1">
        <table:table-column table:style-name="co4" table:default-cell-style-name="ce1"/>
        <table:table-column table:style-name="co2" table:default-cell-style-name="ce2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Passo</text:p>
          </table:table-cell>
          <table:table-cell office:value-type="float" office:value="1.435" calcext:value-type="float">
            <text:p>1,435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ntervia</text:p>
          </table:table-cell>
          <table:table-cell office:value-type="float" office:value="2.565" calcext:value-type="float">
            <text:p>2,565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nterasse</text:p>
          </table:table-cell>
          <table:table-cell table:formula="of:=[.B1]+[.B2]" office:value-type="float" office:value="4" calcext:value-type="float">
            <text:p>4,000 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Raggio</text:p>
          </table:table-cell>
          <table:table-cell office:value-type="float" office:value="400" calcext:value-type="float">
            <text:p>400,000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Tangente</text:p>
          </table:table-cell>
          <table:table-cell office:value-type="float" office:value="0.074" calcext:value-type="float">
            <text:p>0,074 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Angolo di uscita</text:p>
          </table:table-cell>
          <table:table-cell table:formula="of:=ATAN([.B6])" office:value-type="float" office:value="0.0738653674061214" calcext:value-type="float">
            <text:p>0,074 </text:p>
          </table:table-cell>
          <table:table-cell table:style-name="ce2" table:formula="of:=DEGREES([.B8])" office:value-type="float" office:value="4.23217380455395" calcext:value-type="float">
            <text:p>4,232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o</text:p>
          </table:table-cell>
          <table:table-cell table:formula="of:=[.B6]/SQRT(1+[.B6]^2)" office:value-type="float" office:value="0.0737982163483143" calcext:value-type="float">
            <text:p>0,074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Coseno</text:p>
          </table:table-cell>
          <table:table-cell table:style-name="ce4" table:formula="of:=1/SQRT(1+[.B6]^2)" office:value-type="float" office:value="0.99727319389614" calcext:value-type="float">
            <text:p>0,9973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Lunghezza curva</text:p>
          </table:table-cell>
          <table:table-cell table:formula="of:=[.B5]*[.B8]" office:value-type="float" office:value="29.5461469624485" calcext:value-type="float">
            <text:p>29,546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Raggio esterno</text:p>
          </table:table-cell>
          <table:table-cell table:formula="of:=[.B5]+[.B1]/2" office:value-type="float" office:value="400.7175" calcext:value-type="float">
            <text:p>400,718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Raggio interno</text:p>
          </table:table-cell>
          <table:table-cell table:formula="of:=[.B5]-[.B1]/2" office:value-type="float" office:value="399.2825" calcext:value-type="float">
            <text:p>399,283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Distanza curva</text:p>
          </table:table-cell>
          <table:table-cell table:formula="of:=[.B12]*[.B9]" office:value-type="float" office:value="29.5722367595556" calcext:value-type="float">
            <text:p>29,572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ntervia in fine curva</text:p>
          </table:table-cell>
          <table:table-cell table:formula="of:=[.B12]*(1-[.B10])-[.B1]" office:value-type="float" office:value="-0.342321075076346" calcext:value-type="float">
            <text:p>-0,342 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Coseno al cuore</text:p>
          </table:table-cell>
          <table:table-cell table:style-name="ce4" table:formula="of:=[.B13]/[.B12]" office:value-type="float" office:value="0.996418923555872" calcext:value-type="float">
            <text:p>0,9964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Angolo al cuore</text:p>
          </table:table-cell>
          <table:table-cell table:formula="of:=ACOS([.B17])" office:value-type="float" office:value="0.0846547794157981" calcext:value-type="float">
            <text:p>0,085 </text:p>
          </table:table-cell>
          <table:table-cell table:style-name="ce2" table:formula="of:=DEGREES([.B18])" office:value-type="float" office:value="4.85036157613619" calcext:value-type="float">
            <text:p>4,850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o al cuore</text:p>
          </table:table-cell>
          <table:table-cell table:formula="of:=SIN([.B18])" office:value-type="float" office:value="0.0845537035247878" calcext:value-type="float">
            <text:p>0,085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Distanza cuore</text:p>
          </table:table-cell>
          <table:table-cell table:formula="of:=[.B12]*[.B19]" office:value-type="float" office:value="33.8821486921941" calcext:value-type="float">
            <text:p>33,882 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Tratta deviata rettilinea</text:p>
          </table:table-cell>
          <table:table-cell/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Distanza centrale inizio</text:p>
          </table:table-cell>
          <table:table-cell table:formula="of:=[.B5]*[.B19]" office:value-type="float" office:value="33.8214814099151" calcext:value-type="float">
            <text:p>33,821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nterasse al cuore</text:p>
          </table:table-cell>
          <table:table-cell table:formula="of:=[.B5]*(1-[.B17])" office:value-type="float" office:value="1.43243057765128" calcext:value-type="float">
            <text:p>1,432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nterasse mancante</text:p>
          </table:table-cell>
          <table:table-cell table:formula="of:=[.B3]/2-[.B24]" office:value-type="float" office:value="0.567569422348722" calcext:value-type="float">
            <text:p>0,568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Lunghezza</text:p>
          </table:table-cell>
          <table:table-cell table:formula="of:=[.B25]/[.B19]" office:value-type="float" office:value="6.71253178380688" calcext:value-type="float">
            <text:p>6,713 </text:p>
          </table:table-cell>
          <table:table-cell table:style-name="ce2" table:formula="of:=[.B26]*2" office:value-type="float" office:value="13.4250635676138" calcext:value-type="float">
            <text:p>13,425 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tanza laterale</text:p>
          </table:table-cell>
          <table:table-cell table:formula="of:=[.B5]*(1-[.B17])" office:value-type="float" office:value="1.43243057765128" calcext:value-type="float">
            <text:p>1,432 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Tratta diretta</text:p>
          </table:table-cell>
          <table:table-cell/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Lunghezza</text:p>
          </table:table-cell>
          <table:table-cell table:formula="of:=[.B23]+[.B25]*[.B17]/[.B19]" office:value-type="float" office:value="40.5099751042705" calcext:value-type="float">
            <text:p>40,510 </text:p>
          </table:table-cell>
          <table:table-cell table:style-name="ce2"/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2*[.B30]" office:value-type="float" office:value="81.0199502085411" calcext:value-type="float">
            <text:p>81,020 </text:p>
          </table:table-cell>
          <table:table-cell table:style-name="ce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[.B30]*4" office:value-type="float" office:value="162.039900417082" calcext:value-type="float">
            <text:p>162,040 </text:p>
          </table:table-cell>
          <table:table-cell table:formula="of:=2-[.B27]" office:value-type="float" office:value="0.567569422348722" calcext:value-type="float">
            <text:p>0,567569422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[.B30]*2+[.B20]" office:value-type="float" office:value="114.902098900735" calcext:value-type="float">
            <text:p>114,902 </text:p>
          </table:table-cell>
          <table:table-cell table:number-columns-repeated="102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viatoio_inglese" table:style-name="ta1"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3" table:number-columns-repeated="1021" table:default-cell-style-name="ce1"/>
        <table:table-row table:style-name="ro1">
          <table:table-cell office:value-type="string" calcext:value-type="string">
            <text:p>Passo</text:p>
          </table:table-cell>
          <table:table-cell table:style-name="ce2" office:value-type="float" office:value="1.435" calcext:value-type="float">
            <text:p>1,435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ntervia</text:p>
          </table:table-cell>
          <table:table-cell table:style-name="ce2" office:value-type="float" office:value="2.565" calcext:value-type="float">
            <text:p>2,565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nterasse</text:p>
          </table:table-cell>
          <table:table-cell table:style-name="ce2" table:formula="of:=[.B1]+[.B2]" office:value-type="float" office:value="4" calcext:value-type="float">
            <text:p>4,000 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Raggio</text:p>
          </table:table-cell>
          <table:table-cell table:style-name="ce2" office:value-type="float" office:value="400" calcext:value-type="float">
            <text:p>400,000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Tangente</text:p>
          </table:table-cell>
          <table:table-cell table:style-name="ce2" office:value-type="float" office:value="0.074" calcext:value-type="float">
            <text:p>0,074 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Angolo di uscita</text:p>
          </table:table-cell>
          <table:table-cell table:style-name="ce2" table:formula="of:=ATAN([.B6])" office:value-type="float" office:value="0.0738653674061214" calcext:value-type="float">
            <text:p>0,074 </text:p>
          </table:table-cell>
          <table:table-cell table:style-name="ce2" table:formula="of:=DEGREES([.B8])" office:value-type="float" office:value="4.23217380455395" calcext:value-type="float">
            <text:p>4,232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o</text:p>
          </table:table-cell>
          <table:table-cell table:style-name="ce2" table:formula="of:=[.B6]/SQRT(1+[.B6]^2)" office:value-type="float" office:value="0.0737982163483143" calcext:value-type="float">
            <text:p>0,074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Coseno</text:p>
          </table:table-cell>
          <table:table-cell table:style-name="ce4" table:formula="of:=1/SQRT(1+[.B6]^2)" office:value-type="float" office:value="0.99727319389614" calcext:value-type="float">
            <text:p>0,9973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Lunghezza curva</text:p>
          </table:table-cell>
          <table:table-cell table:style-name="ce2" table:formula="of:=[.B5]*[.B8]" office:value-type="float" office:value="29.5461469624485" calcext:value-type="float">
            <text:p>29,546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Raggio esterno</text:p>
          </table:table-cell>
          <table:table-cell table:style-name="ce2" table:formula="of:=[.B5]+[.B1]/2" office:value-type="float" office:value="400.7175" calcext:value-type="float">
            <text:p>400,718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Raggio interno</text:p>
          </table:table-cell>
          <table:table-cell table:style-name="ce2" table:formula="of:=[.B5]-[.B1]/2" office:value-type="float" office:value="399.2825" calcext:value-type="float">
            <text:p>399,283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Distanza curva</text:p>
          </table:table-cell>
          <table:table-cell table:style-name="ce2" table:formula="of:=[.B12]*[.B9]" office:value-type="float" office:value="29.5722367595556" calcext:value-type="float">
            <text:p>29,572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ntervia in fine curva</text:p>
          </table:table-cell>
          <table:table-cell table:style-name="ce2" table:formula="of:=[.B12]*(1-[.B10])-[.B1]" office:value-type="float" office:value="-0.342321075076346" calcext:value-type="float">
            <text:p>-0,342 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Coseno al cuore</text:p>
          </table:table-cell>
          <table:table-cell table:style-name="ce4" table:formula="of:=[.B13]/[.B12]" office:value-type="float" office:value="0.996418923555872" calcext:value-type="float">
            <text:p>0,9964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Angolo al cuore</text:p>
          </table:table-cell>
          <table:table-cell table:style-name="ce2" table:formula="of:=ACOS([.B17])" office:value-type="float" office:value="0.0846547794157981" calcext:value-type="float">
            <text:p>0,085 </text:p>
          </table:table-cell>
          <table:table-cell table:style-name="ce2" table:formula="of:=DEGREES([.B18])" office:value-type="float" office:value="4.85036157613619" calcext:value-type="float">
            <text:p>4,850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o al cuore</text:p>
          </table:table-cell>
          <table:table-cell table:style-name="ce2" table:formula="of:=SIN([.B18])" office:value-type="float" office:value="0.0845537035247878" calcext:value-type="float">
            <text:p>0,085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Distanza cuore</text:p>
          </table:table-cell>
          <table:table-cell table:style-name="ce2" table:formula="of:=[.B12]*[.B19]" office:value-type="float" office:value="33.8821486921941" calcext:value-type="float">
            <text:p>33,882 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Tratta deviata rettilinea di raccordo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Distanza centrale inizio</text:p>
          </table:table-cell>
          <table:table-cell table:style-name="ce2" table:formula="of:=[.B5]*[.B19]" office:value-type="float" office:value="33.8214814099151" calcext:value-type="float">
            <text:p>33,821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nterasse al cuore</text:p>
          </table:table-cell>
          <table:table-cell table:style-name="ce2" table:formula="of:=[.B5]*(1-[.B17])" office:value-type="float" office:value="1.43243057765128" calcext:value-type="float">
            <text:p>1,432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Interasse mancante</text:p>
          </table:table-cell>
          <table:table-cell table:style-name="ce2" table:formula="of:=[.B3]/2-[.B24]" office:value-type="float" office:value="0.567569422348722" calcext:value-type="float">
            <text:p>0,568 </text:p>
          </table:table-cell>
          <table:table-cell table:style-name="ce2"/>
          <table:table-cell table:number-columns-repeated="1021"/>
        </table:table-row>
        <table:table-row table:style-name="ro1">
          <table:table-cell office:value-type="string" calcext:value-type="string">
            <text:p>Lunghezza</text:p>
          </table:table-cell>
          <table:table-cell table:style-name="ce2" table:formula="of:=[.B25]/[.B19]*2" office:value-type="float" office:value="13.4250635676138" calcext:value-type="float">
            <text:p>13,425 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Tratta diretta con raccordo</text:p>
          </table:table-cell>
          <table:table-cell table:style-name="ce2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Lunghezza</text:p>
          </table:table-cell>
          <table:table-cell table:style-name="ce2" table:formula="of:=([.B23]+[.B25]*[.B17]/[.B19]) * 2" office:value-type="float" office:value="81.0199502085411" calcext:value-type="float">
            <text:p>81,020 </text:p>
          </table:table-cell>
          <table:table-cell table:style-name="ce2"/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</number:text>
    </number:number-style>
    <number:number-style style:name="N106P1" style:volatile="true">
      <number:text>-</number:text>
      <number:number number:decimal-places="2" number:min-integer-digits="1" number:grouping="true"/>
      <number:text> </number:text>
    </number:number-style>
    <number:number-style style:name="N106P2" style:volatile="true">
      <number:text> -</number:text>
      <number:number number:decimal-places="0" number:min-integer-digits="2"/>
      <number:text>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1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3P0"/>
    </number:currency-style>
    <number:number-style style:name="N103">
      <number:number number:decimal-places="2" number:min-integer-digits="1" number:grouping="true"/>
      <number:text> </number:text>
    </number:number-style>
    <number:number-style style:name="N104">
      <number:text>-</number:text>
      <number:number number:decimal-places="2" number:min-integer-digits="1" number:grouping="true"/>
      <number:text> </number:text>
    </number:number-style>
    <number:number-style style:name="N105">
      <number:text> -</number:text>
      <number:number number:decimal-places="0" number:min-integer-digits="2"/>
      <number:text> </number:text>
    </number:number-style>
    <number:number-style style:name="N107">
      <number:number number:decimal-places="3" number:min-integer-digits="1" number:grouping="true"/>
      <number:text> </number:text>
    </number:number-style>
    <number:number-style style:name="N108">
      <number:text>-</number:text>
      <number:number number:decimal-places="3" number:min-integer-digits="1" number:grouping="true"/>
      <number:text> </number:text>
    </number:number-style>
    <number:number-style style:name="N109P0" style:volatile="true">
      <number:number number:decimal-places="3" number:min-integer-digits="1" number:grouping="true"/>
      <number:text> </number:text>
    </number:number-style>
    <number:number-style style:name="N109P1" style:volatile="true">
      <number:text>-</number:text>
      <number:number number:decimal-places="3" number:min-integer-digits="1" number:grouping="true"/>
      <number:text> </number:text>
    </number:number-style>
    <number:number-style style:name="N109P2" style:volatile="true">
      <number:text> -</number:text>
      <number:number number:decimal-places="0" number:min-integer-digits="2"/>
      <number:text>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0">
      <number:number number:decimal-places="4" number:min-integer-digits="1" number:grouping="true"/>
      <number:text> </number:text>
    </number:number-style>
    <number:number-style style:name="N111">
      <number:text>-</number:text>
      <number:number number:decimal-places="4" number:min-integer-digits="1" number:grouping="true"/>
      <number:text> </number:text>
    </number:number-style>
    <number:number-style style:name="N112P0" style:volatile="true">
      <number:number number:decimal-places="4" number:min-integer-digits="1" number:grouping="true"/>
      <number:text> </number:text>
    </number:number-style>
    <number:number-style style:name="N112P1" style:volatile="true">
      <number:text>-</number:text>
      <number:number number:decimal-places="4" number:min-integer-digits="1" number:grouping="true"/>
      <number:text> </number:text>
    </number:number-style>
    <number:number-style style:name="N112P2" style:volatile="true">
      <number:text> -</number:text>
      <number:number number:decimal-places="0" number:min-integer-digits="2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06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6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us00852</meta:initial-creator>
    <meta:creation-date>2015-09-04T07:42:14Z</meta:creation-date>
    <dc:date>2015-09-06T23:35:22.802630247</dc:date>
    <meta:editing-duration>P2DT4H24M16S</meta:editing-duration>
    <meta:editing-cycles>2</meta:editing-cycles>
    <meta:document-statistic meta:table-count="3" meta:cell-count="123" meta:object-count="0"/>
  </office:meta>
</office:document-meta>
</file>